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Noto Serif CJK KR" svg:font-family="'Noto Serif CJK K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automatic-styles>
    <style:style style:name="P1" style:family="paragraph" style:parent-style-name="Standard">
      <style:text-properties officeooo:rsid="00111561" officeooo:paragraph-rsid="00111561"/>
    </style:style>
    <style:style style:name="P2" style:family="paragraph" style:parent-style-name="Standard">
      <style:text-properties officeooo:rsid="00156855" officeooo:paragraph-rsid="001568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s -ef</text:p>
      <text:p text:style-name="P1"/>
      <text:p text:style-name="P1"/>
      <text:p text:style-name="P1">UID <text:s text:c="9"/>PID <text:s text:c="3"/>PPID <text:s/><text:tab/>C <text:tab/>STIME <text:tab/>TTY <text:s text:c="9"/>TIME<text:tab/> CMD</text:p>
      <text:p text:style-name="P1">root <text:s text:c="10"/>1 <text:s text:c="6"/>0 <text:s/><text:tab/><text:tab/>0 <text:tab/>08:48 <text:tab/><text:tab/>? <text:s text:c="7"/><text:tab/>00:00:02 <text:tab/>/sbin/init splash</text:p>
      <text:p text:style-name="P1">root <text:s text:c="10"/>2 <text:s text:c="6"/>0 <text:s/><text:tab/><text:tab/>0 <text:tab/>08:48 <text:tab/><text:tab/>? <text:s text:c="7"/><text:tab/>00:00:00 <text:tab/>[kthreadd]</text:p>
      <text:p text:style-name="P1">root <text:s text:c="10"/>3 <text:s text:c="6"/>2 <text:tab/> 0 08:48 ? <text:s text:c="7"/>00:00:00 [rcu_gp]</text:p>
      <text:p text:style-name="P1">root <text:s text:c="10"/>4 <text:s text:c="6"/>2 <text:tab/> 0 08:48 ? <text:s text:c="7"/>00:00:00 [rcu_par_gp]</text:p>
      <text:p text:style-name="P1">root <text:s text:c="10"/>6 <text:s text:c="6"/>2 <text:s/><text:tab/>0 08:48 ? <text:s text:c="7"/>00:00:00 [kworker/0:0H-events_highpri</text:p>
      <text:p text:style-name="P1">root <text:s text:c="10"/>9 <text:s text:c="6"/>2 <text:s/><text:tab/>0 08:48 ? <text:s text:c="7"/>00:00:00 [mm_percpu_wq]</text:p>
      <text:p text:style-name="P1"/>
      <text:p text:style-name="P1"/>
      <text:p text:style-name="P1"/>
      <text:p text:style-name="P1">ps -elf</text:p>
      <text:p text:style-name="P1"/>
      <text:p text:style-name="P1"/>
      <text:p text:style-name="P1">ps -e f | wc -l</text:p>
      <text:p text:style-name="P1"/>
      <text:p text:style-name="P1"/>
      <text:p text:style-name="P1"/>
      <text:p text:style-name="P1"/>
      <text:p text:style-name="P2">ls sys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Noto Serif CJK KR" svg:font-family="'Noto Serif CJK K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11T10:49:13.571439302</meta:creation-date>
    <dc:date>2023-09-11T11:24:33.744161582</dc:date>
    <meta:editing-duration>PT35M19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11" meta:word-count="69" meta:character-count="512" meta:non-whitespace-character-count="266"/>
  </office:meta>
</office:document-meta>
</file>